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or2Impl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tor2Impl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tor2Impl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tor2Impl.Locator2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tor2Impl.Locator2Impl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or2Impl.setXML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